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5">
      <style:paragraph-properties fo:margin-left="2.54cm" fo:margin-right="0cm" fo:text-indent="-0.635cm" style:auto-text-indent="false"/>
    </style:style>
    <style:style style:name="P5" style:family="paragraph" style:parent-style-name="Standard" style:list-style-name="WWNum5">
      <style:paragraph-properties fo:margin-left="3.81cm" fo:margin-right="0cm" fo:text-indent="-0.635cm" style:auto-text-indent="false"/>
    </style:style>
    <style:style style:name="P6" style:family="paragraph" style:parent-style-name="Standard" style:master-page-name="Converted1">
      <style:paragraph-properties fo:line-height="100%" style:page-number="auto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vdcmdnr0d72"/>[Mid-sized financial mgmt. company]</text:p>
      <text:p text:style-name="Title"><text:bookmark text:name="_kd20kz2ok72t"/>Information Security Policy</text:p>
      <text:p text:style-name="Standard">Last revision date<text:span text:style-name="T1"><text:note text:id="ftn1" text:note-class="footnote"><text:note-citation>1</text:note-citation><text:note-body><text:p text:style-name="P6"><text:span text:style-name="T2">Information Security Policy, <text:tab/><text:tab/><text:tab/><text:tab/><text:tab/>Last revision date: DD/MM/YYYY</text:span></text:p></text:note-body></text:note></text:span>: DD/MM/YYYY</text:p>
      <text:p text:style-name="Standard"/>
      <text:p text:style-name="Heading_20_1"><text:bookmark text:name="_k0qzijqev2m"/>Purpose: </text:p>
      <text:p text:style-name="P1">The company uses information and systems to deliver value to customers and business partners. As such, the information has value and must be protected by its sensitivity.</text:p>
      <text:p text:style-name="P1"/>
      <text:p text:style-name="P1">This policy outlines the expectations and behaviours of the organisation to protect those systems, applications, and information confidentiality, integrity and availability.</text:p>
      <text:p text:style-name="P1"/>
      <text:p text:style-name="P1">These policies approach is to comprehensively provide the full scope of policy for delivering sound information security to the organisation.</text:p>
      <text:p text:style-name="Standard"/>
      <text:p text:style-name="Heading_20_1"><text:bookmark text:name="_or8bqxldhntw"/>Scope:</text:p>
      <text:p text:style-name="Standard"><text:span text:style-name="T3">This policy applies to all staff at [company] and its subsidiaries, including any third-party staff contracted or providing on behalf of </text:span>[company]<text:span text:style-name="T3">.</text:span></text:p>
      <text:p text:style-name="P1"/>
      <text:p text:style-name="P1">This policy applies to all systems, applications, and data within the [company] business and Information Technology (IT) systems, including Software-as-a-Service (Saas) (aka cloud systems).</text:p>
      <text:p text:style-name="Heading_20_1"><text:bookmark text:name="_5q2ik2rj9wwp"/>Policy:</text:p>
      <text:p text:style-name="P1">The following statements provide the information security for the organisation. Any exclusion to the policy statements below must be explicitly documented.</text:p>
      <text:p text:style-name="Heading_20_2"><text:bookmark text:name="_q8cwza16xein"/>Information Security</text:p>
      <text:p text:style-name="P1">The organisation shall ensure Information security is part of the overall risk management strategy.</text:p>
      <text:p text:style-name="Heading_20_2"><text:bookmark text:name="_c6oqk3roso7e"/>Access Controls</text:p>
      <text:p text:style-name="Standard">The following policies are associated with controlling access to systems and data.</text:p>
      <text:p text:style-name="Standard"/>
      <text:list text:style-name="WWNum2">
        <text:list-item>
          <text:p text:style-name="P8"><text:soft-page-break/>Any access to [company] systems, applications, and data shall require<text:tab/>appropriate approval.</text:p>
        </text:list-item>
        <text:list-item>
          <text:p text:style-name="P8">All systems, applications, and data access shall be documented and reviewed for validity on Management-approved frequency.</text:p>
        </text:list-item>
        <text:list-item>
          <text:p text:style-name="P8">Account access to systems, applications, and data shall be removed when no longer appropriate on demand or as discovered during the review.</text:p>
        </text:list-item>
        <text:list-item>
          <text:p text:style-name="P8">User account types shall be appropriate for the user access required, i.e. general user, privileged user, non-staff (3rd party), guest, and emergency users.</text:p>
        </text:list-item>
        <text:list-item>
          <text:p text:style-name="P8">Shared user accounts shall be explicitly approved for use by management on a case-by-case basis.</text:p>
        </text:list-item>
      </text:list>
      <text:p text:style-name="Heading_20_2"><text:bookmark text:name="_et9n4w6n8wbw"/>Authentication</text:p>
      <text:list text:style-name="WWNum1">
        <text:list-item>
          <text:p text:style-name="P9">All access to organisational systems, applications, and data accessible via the Internet (i.e. internet-facing systems) shall require multi-factor authentication.</text:p>
        </text:list-item>
        <text:list-item>
          <text:p text:style-name="P9">All mobile devices (i.e. tablets and mobile phones) shall have an authentication mechanism to unlock and access the device.</text:p>
        </text:list-item>
      </text:list>
      <text:p text:style-name="Heading_20_2"><text:bookmark text:name="_tug8x0iy4ntb"/>Remote Access</text:p>
      <text:list text:style-name="WWNum4">
        <text:list-item>
          <text:p text:style-name="P10">Remote access shall be allowed using management-approved remote access solutions.</text:p>
        </text:list-item>
        <text:list-item>
          <text:p text:style-name="P10">Third-party remote access shall be reviewed and approved.</text:p>
        </text:list-item>
        <text:list-item>
          <text:p text:style-name="P10">Third-party-remote access shall require a member of [company] to explicitly authorise or approve access on-demand.</text:p>
        </text:list-item>
        <text:list-item>
          <text:p text:style-name="P10">No attended access shall be granted to any company resources (systems, data, apps)</text:p>
        </text:list-item>
      </text:list>
      <text:p text:style-name="Standard"/>
      <text:p text:style-name="Heading_20_2"><text:bookmark text:name="_2zi49k58qxd8"/>Security Awareness</text:p>
      <text:p text:style-name="Standard"/>
      <text:p text:style-name="Heading_20_1"><text:bookmark text:name="_ujjrjuhx43fn"/>Related Procedures</text:p>
      <text:list text:style-name="WWNum7">
        <text:list-item>
          <text:p text:style-name="P11">Access control approval procedure </text:p>
        </text:list-item>
        <text:list-item>
          <text:p text:style-name="P11">Remote access approval</text:p>
        </text:list-item>
        <text:list-item>
          <text:p text:style-name="P11">MDM enrollment</text:p>
        </text:list-item>
      </text:list>
      <text:p text:style-name="Heading_20_1"><text:bookmark text:name="_3pvsth4422f"/>Non-Compliance</text:p>
      <text:list text:style-name="WWNum3">
        <text:list-item>
          <text:p text:style-name="P12">Any individuals to whom this policy applies are required to follow the policy. Non-compliance with the policy will result in appropriate management-guided sections.</text:p>
        </text:list-item>
      </text:list>
      <text:p text:style-name="Standard"/>
      <text:p text:style-name="Heading_20_1"><text:bookmark text:name="_lxizo1zemsyh"/><text:soft-page-break/>Management Commitment / Authority</text:p>
      <text:p text:style-name="Standard">This Policy is supported and approved by [name/role]. This is the published information security policy's effective publication date.</text:p>
      <text:p text:style-name="Standard"/>
      <text:p text:style-name="Standard">CEO Nato Riley - - - - - - - </text:p>
      <text:p text:style-name="Standard"/>
      <text:p text:style-name="Heading_20_1"><text:bookmark text:name="_8ync3h5o7c2a"/>Review Schedule</text:p>
      <text:p text:style-name="Standard">This policy shall be reviewed and updated by management with defined frequency and disseminated to all applicable users as updates occur.</text:p>
      <text:p text:style-name="Heading_20_1"><text:bookmark text:name="_sgmzkoufe6al"/>Definitions</text:p>
      <text:list text:style-name="WWNum6">
        <text:list-item>
          <text:p text:style-name="P13">Systems, applications, and data are the organisation's software, hardware, third-party services, and cloud assets to perform business.</text:p>
        </text:list-item>
        <text:list-item>
          <text:p text:style-name="P13">Mobile device - Devices that are “travel” and are typically on a person and travel outside the office environment. This includes mobile phones, tablets and laptops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24T11:34:24.870000000</dc:date>
    <meta:editing-duration>PT37S</meta:editing-duration>
    <meta:editing-cycles>1</meta:editing-cycles>
    <meta:document-statistic meta:table-count="0" meta:image-count="0" meta:object-count="0" meta:page-count="3" meta:paragraph-count="45" meta:word-count="514" meta:character-count="3594" meta:non-whitespace-character-count="3134"/>
  </office:meta>
</office:document-meta>
</file>